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Monaco1" svg:font-family="Monaco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aco" fo:font-size="14pt" officeooo:rsid="00155083" officeooo:paragraph-rsid="00155083" style:font-size-asian="14pt"/>
    </style:style>
    <style:style style:name="P2" style:family="paragraph" style:parent-style-name="Standard">
      <style:text-properties fo:color="#000000" style:font-name="Monaco" fo:font-size="14pt" officeooo:rsid="000db53b" officeooo:paragraph-rsid="000db53b" style:font-size-asian="14pt"/>
    </style:style>
    <style:style style:name="P3" style:family="paragraph" style:parent-style-name="Standard">
      <style:text-properties fo:color="#000000" style:font-name="Monaco" fo:font-size="14pt" officeooo:rsid="000db53b" officeooo:paragraph-rsid="00436328" style:font-size-asian="14pt"/>
    </style:style>
    <style:style style:name="P4" style:family="paragraph" style:parent-style-name="Standard">
      <style:text-properties fo:color="#000000" style:font-name="Monaco" fo:font-size="14pt" officeooo:rsid="00314efb" officeooo:paragraph-rsid="000db53b" style:font-size-asian="14pt" style:font-size-complex="14pt"/>
    </style:style>
    <style:style style:name="P5" style:family="paragraph" style:parent-style-name="Standard">
      <style:text-properties fo:color="#000000" style:font-name="Monaco" fo:font-size="14pt" officeooo:rsid="005e898f" officeooo:paragraph-rsid="005e898f" style:font-size-asian="14pt" style:font-size-complex="14pt"/>
    </style:style>
    <style:style style:name="P6" style:family="paragraph" style:parent-style-name="Standard">
      <style:text-properties fo:color="#000000" style:font-name="Monaco" fo:font-size="14pt" officeooo:rsid="005f90ad" officeooo:paragraph-rsid="005f90ad" style:font-size-asian="14pt" style:font-size-complex="14pt"/>
    </style:style>
    <style:style style:name="P7" style:family="paragraph" style:parent-style-name="Standard">
      <style:text-properties fo:color="#000000" style:font-name="Monaco" fo:font-size="14pt" officeooo:rsid="005f90ad" officeooo:paragraph-rsid="0064b87c" style:font-size-asian="14pt" style:font-size-complex="14pt"/>
    </style:style>
    <style:style style:name="P8" style:family="paragraph" style:parent-style-name="Standard">
      <style:text-properties fo:color="#000000" style:font-name="Monaco1" fo:font-size="14pt" officeooo:rsid="00436328" officeooo:paragraph-rsid="00436328" style:font-size-asian="14pt" style:font-size-complex="14pt"/>
    </style:style>
    <style:style style:name="P9" style:family="paragraph" style:parent-style-name="Standard">
      <style:text-properties style:font-name="Monaco1" fo:font-size="14pt" officeooo:rsid="00065d6a" officeooo:paragraph-rsid="00065d6a" style:font-size-asian="14pt" style:font-size-complex="14pt"/>
    </style:style>
    <style:style style:name="P10" style:family="paragraph" style:parent-style-name="Standard">
      <style:text-properties style:font-name="Monaco1" fo:font-size="14pt" officeooo:rsid="00073da5" officeooo:paragraph-rsid="00073da5" style:font-size-asian="14pt" style:font-size-complex="14pt"/>
    </style:style>
    <style:style style:name="P11" style:family="paragraph" style:parent-style-name="Standard">
      <style:text-properties style:font-name="Monaco1" fo:font-size="14pt" officeooo:rsid="001fbd44" officeooo:paragraph-rsid="001fbd44" style:font-size-asian="14pt" style:font-size-complex="14pt"/>
    </style:style>
    <style:style style:name="P12" style:family="paragraph" style:parent-style-name="Standard">
      <style:text-properties style:font-name="Monaco1" fo:font-size="14pt" fo:font-weight="normal" officeooo:rsid="00065d6a" officeooo:paragraph-rsid="00065d6a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436328"/>
    </style:style>
    <style:style style:name="P14" style:family="paragraph" style:parent-style-name="Standard">
      <style:text-properties fo:color="#2fff12" style:font-name="Monaco1" fo:font-size="14pt" officeooo:rsid="0038a652" officeooo:paragraph-rsid="00436328" style:font-size-asian="14pt" style:font-size-complex="14pt"/>
    </style:style>
    <style:style style:name="P15" style:family="paragraph" style:parent-style-name="Standard">
      <style:text-properties fo:color="#2fff12" style:font-name="Monaco1" fo:font-size="14pt" officeooo:rsid="00314efb" officeooo:paragraph-rsid="00436328" style:font-size-asian="14pt" style:font-size-complex="14pt"/>
    </style:style>
    <style:style style:name="P16" style:family="paragraph" style:parent-style-name="Standard">
      <style:text-properties fo:color="#2fff12" style:font-name="Monaco" fo:font-size="14pt" officeooo:rsid="00314efb" officeooo:paragraph-rsid="000db53b" style:font-size-asian="14pt" style:font-size-complex="14pt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aco" fo:font-size="14pt" officeooo:rsid="000db53b" officeooo:paragraph-rsid="000db53b" style:font-size-asian="14pt"/>
    </style:style>
    <style:style style:name="P18" style:family="paragraph" style:parent-style-name="Standard" style:list-style-name="L1">
      <style:text-properties officeooo:paragraph-rsid="00073da5"/>
    </style:style>
    <style:style style:name="P19" style:family="paragraph" style:parent-style-name="Standard" style:list-style-name="L1">
      <style:text-properties officeooo:paragraph-rsid="00314efb"/>
    </style:style>
    <style:style style:name="P20" style:family="paragraph" style:parent-style-name="Standard" style:list-style-name="L1">
      <style:text-properties officeooo:paragraph-rsid="00436328"/>
    </style:style>
    <style:style style:name="P21" style:family="paragraph" style:parent-style-name="Standard" style:list-style-name="L1">
      <style:text-properties officeooo:paragraph-rsid="004a7ba8"/>
    </style:style>
    <style:style style:name="P22" style:family="paragraph" style:parent-style-name="Standard" style:list-style-name="L1">
      <style:text-properties style:font-name="Monaco1" fo:font-size="14pt" officeooo:rsid="00073da5" officeooo:paragraph-rsid="00073da5" style:font-size-asian="14pt" style:font-size-complex="14pt"/>
    </style:style>
    <style:style style:name="P23" style:family="paragraph" style:parent-style-name="Standard" style:list-style-name="L1">
      <style:text-properties style:font-name="Monaco1" fo:font-size="14pt" officeooo:rsid="00328867" officeooo:paragraph-rsid="00314efb" style:font-size-asian="14pt" style:font-size-complex="14pt"/>
    </style:style>
    <style:style style:name="P24" style:family="paragraph" style:parent-style-name="Standard" style:list-style-name="L1">
      <style:text-properties style:font-name="Monaco1" fo:font-size="14pt" officeooo:rsid="00314efb" officeooo:paragraph-rsid="006174c5" style:font-size-asian="14pt" style:font-size-complex="14pt"/>
    </style:style>
    <style:style style:name="P25" style:family="paragraph" style:parent-style-name="Standard" style:list-style-name="L2">
      <style:text-properties style:font-name="Monaco1" fo:font-size="14pt" officeooo:rsid="001fbd44" officeooo:paragraph-rsid="001fbd44" style:font-size-asian="14pt" style:font-size-complex="14pt"/>
    </style:style>
    <style:style style:name="P26" style:family="paragraph" style:parent-style-name="Standard" style:list-style-name="L1">
      <style:text-properties fo:color="#000000" style:font-name="Monaco" fo:font-size="14pt" officeooo:rsid="00073da5" officeooo:paragraph-rsid="00073da5" style:font-size-asian="14pt"/>
    </style:style>
    <style:style style:name="P27" style:family="paragraph" style:parent-style-name="Standard" style:list-style-name="L2">
      <style:paragraph-properties>
        <style:tab-stops>
          <style:tab-stop style:position="13.672cm"/>
        </style:tab-stops>
      </style:paragraph-properties>
      <style:text-properties fo:color="#000000" style:font-name="Monaco" fo:font-size="14pt" officeooo:rsid="00073da5" officeooo:paragraph-rsid="001cc0fb" style:font-size-asian="14pt"/>
    </style:style>
    <style:style style:name="P28" style:family="paragraph" style:parent-style-name="Standard" style:list-style-name="L2">
      <style:text-properties fo:color="#000000" style:font-name="Monaco" fo:font-size="14pt" officeooo:rsid="00436328" officeooo:paragraph-rsid="00436328" style:font-size-asian="14pt"/>
    </style:style>
    <style:style style:name="P29" style:family="paragraph" style:parent-style-name="Standard" style:list-style-name="L2">
      <style:text-properties fo:color="#000000" style:font-name="Monaco" fo:font-size="14pt" officeooo:rsid="00186105" officeooo:paragraph-rsid="00436328" style:font-size-asian="14pt"/>
    </style:style>
    <style:style style:name="P30" style:family="paragraph" style:parent-style-name="Standard" style:list-style-name="L3">
      <style:text-properties fo:color="#000000" style:font-name="Monaco" fo:font-size="14pt" officeooo:rsid="00186105" officeooo:paragraph-rsid="00436328" style:font-size-asian="14pt"/>
    </style:style>
    <style:style style:name="P31" style:family="paragraph" style:parent-style-name="Standard" style:list-style-name="L3">
      <style:text-properties fo:color="#000000" style:font-name="Monaco" fo:font-size="14pt" officeooo:rsid="00155083" officeooo:paragraph-rsid="00155083" style:font-size-asian="14pt"/>
    </style:style>
    <style:style style:name="P32" style:family="paragraph" style:parent-style-name="Standard" style:list-style-name="L4">
      <style:text-properties fo:color="#000000" style:font-name="Monaco" fo:font-size="14pt" officeooo:rsid="00155083" officeooo:paragraph-rsid="00155083" style:font-size-asian="14pt"/>
    </style:style>
    <style:style style:name="P33" style:family="paragraph" style:parent-style-name="Standard" style:list-style-name="L3">
      <style:text-properties fo:color="#000000" style:font-name="Monaco" fo:font-size="14pt" officeooo:rsid="000db53b" officeooo:paragraph-rsid="000db53b" style:font-size-asian="14pt"/>
    </style:style>
    <style:style style:name="P34" style:family="paragraph" style:parent-style-name="Standard" style:list-style-name="L4">
      <style:text-properties fo:color="#000000" style:font-name="Monaco" fo:font-size="14pt" officeooo:rsid="000db53b" officeooo:paragraph-rsid="000db53b" style:font-size-asian="14pt"/>
    </style:style>
    <style:style style:name="P35" style:family="paragraph" style:parent-style-name="Standard">
      <style:text-properties fo:color="#000000" style:font-name="Monaco" fo:font-size="14pt" officeooo:rsid="00073da5" officeooo:paragraph-rsid="0064b87c" style:font-size-asian="14pt" style:font-size-complex="14pt"/>
    </style:style>
    <style:style style:name="P36" style:family="paragraph" style:parent-style-name="Standard" style:list-style-name="L1">
      <style:text-properties fo:color="#000000" style:font-name="Monaco" fo:font-size="14pt" officeooo:rsid="00314efb" officeooo:paragraph-rsid="00436328" fo:background-color="transparent" style:font-size-asian="14pt" style:font-size-complex="14pt"/>
    </style:style>
    <style:style style:name="P37" style:family="paragraph" style:parent-style-name="Standard" style:list-style-name="L1">
      <style:text-properties fo:color="#2fff12" style:font-name="Monaco1" fo:font-size="14pt" officeooo:rsid="00314efb" officeooo:paragraph-rsid="006174c5" style:font-size-asian="14pt" style:font-size-complex="14pt"/>
    </style:style>
    <style:style style:name="P38" style:family="paragraph" style:parent-style-name="Standard" style:list-style-name="L2">
      <style:text-properties officeooo:paragraph-rsid="001cc0fb"/>
    </style:style>
    <style:style style:name="P39" style:family="paragraph" style:parent-style-name="Standard" style:list-style-name="L2">
      <style:paragraph-properties>
        <style:tab-stops>
          <style:tab-stop style:position="13.672cm"/>
        </style:tab-stops>
      </style:paragraph-properties>
      <style:text-properties officeooo:paragraph-rsid="00436328"/>
    </style:style>
    <style:style style:name="P40" style:family="paragraph" style:parent-style-name="Standard" style:list-style-name="L3">
      <style:text-properties officeooo:paragraph-rsid="00436328"/>
    </style:style>
    <style:style style:name="P4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2fff12" style:font-name="Monaco" fo:font-size="14pt" officeooo:rsid="00314efb" officeooo:paragraph-rsid="000db53b" style:font-size-asian="14pt" style:font-size-complex="14pt"/>
    </style:style>
    <style:style style:name="T1" style:family="text">
      <style:text-properties fo:color="#2fff12"/>
    </style:style>
    <style:style style:name="T2" style:family="text">
      <style:text-properties fo:color="#2fff12" style:font-name="Monaco1" fo:font-size="14pt" officeooo:rsid="0038a652" style:font-size-asian="14pt" style:font-size-complex="14pt"/>
    </style:style>
    <style:style style:name="T3" style:family="text">
      <style:text-properties fo:color="#2fff12" style:font-name="Monaco1" fo:font-size="14pt" officeooo:rsid="003c4bf5" style:font-size-asian="14pt" style:font-size-complex="14pt"/>
    </style:style>
    <style:style style:name="T4" style:family="text">
      <style:text-properties fo:color="#000000" style:font-name="Monaco" fo:font-size="14pt" officeooo:rsid="0007d70a" style:font-size-asian="14pt"/>
    </style:style>
    <style:style style:name="T5" style:family="text">
      <style:text-properties fo:color="#000000" style:font-name="Monaco" fo:font-size="14pt" officeooo:rsid="00096afd" style:font-size-asian="14pt"/>
    </style:style>
    <style:style style:name="T6" style:family="text">
      <style:text-properties fo:color="#000000" style:font-name="Monaco" fo:font-size="14pt" officeooo:rsid="000b70e5" style:font-size-asian="14pt"/>
    </style:style>
    <style:style style:name="T7" style:family="text">
      <style:text-properties fo:color="#000000" style:font-name="Monaco" fo:font-size="14pt" officeooo:rsid="000c2d5e" style:font-size-asian="14pt"/>
    </style:style>
    <style:style style:name="T8" style:family="text">
      <style:text-properties fo:color="#000000" style:font-name="Monaco" fo:font-size="14pt" officeooo:rsid="00073da5" style:font-size-asian="14pt"/>
    </style:style>
    <style:style style:name="T9" style:family="text">
      <style:text-properties fo:color="#000000" style:font-name="Monaco" fo:font-size="14pt" officeooo:rsid="00065d6a" style:font-size-asian="14pt"/>
    </style:style>
    <style:style style:name="T10" style:family="text">
      <style:text-properties fo:color="#000000" style:font-name="Monaco" fo:font-size="14pt" officeooo:rsid="000db53b" style:font-size-asian="14pt"/>
    </style:style>
    <style:style style:name="T11" style:family="text">
      <style:text-properties fo:color="#000000" style:font-name="Monaco" fo:font-size="14pt" officeooo:rsid="000e317f" style:font-size-asian="14pt"/>
    </style:style>
    <style:style style:name="T12" style:family="text">
      <style:text-properties fo:color="#000000" style:font-name="Monaco" fo:font-size="14pt" officeooo:rsid="00100d49" style:font-size-asian="14pt"/>
    </style:style>
    <style:style style:name="T13" style:family="text">
      <style:text-properties fo:color="#000000" style:font-name="Monaco" fo:font-size="14pt" officeooo:rsid="0011aad4" style:font-size-asian="14pt"/>
    </style:style>
    <style:style style:name="T14" style:family="text">
      <style:text-properties fo:color="#000000" style:font-name="Monaco1" fo:font-size="14pt" officeooo:rsid="00314efb" style:font-size-asian="14pt" style:font-size-complex="14pt"/>
    </style:style>
    <style:style style:name="T15" style:family="text">
      <style:text-properties fo:color="#000000" style:font-name="Monaco1" fo:font-size="14pt" officeooo:rsid="0036201d" style:font-size-asian="14pt" style:font-size-complex="14pt"/>
    </style:style>
    <style:style style:name="T16" style:family="text">
      <style:text-properties fo:color="#000000" style:font-name="Monaco1" fo:font-size="14pt" officeooo:rsid="0038a652" style:font-size-asian="14pt" style:font-size-complex="14pt"/>
    </style:style>
    <style:style style:name="T17" style:family="text">
      <style:text-properties fo:color="#000000" style:font-name="Monaco1" fo:font-size="14pt" officeooo:rsid="00436328" style:font-size-asian="14pt" style:font-size-complex="14pt"/>
    </style:style>
    <style:style style:name="T18" style:family="text">
      <style:text-properties fo:color="#000000" style:font-name="Monaco1" fo:font-size="14pt" officeooo:rsid="003946f6" style:font-size-asian="14pt" style:font-size-complex="14pt"/>
    </style:style>
    <style:style style:name="T19" style:family="text">
      <style:text-properties fo:color="#000000" style:font-name="Monaco1" fo:font-size="14pt" officeooo:rsid="004a7ba8" style:font-size-asian="14pt" style:font-size-complex="14pt"/>
    </style:style>
    <style:style style:name="T20" style:family="text">
      <style:text-properties style:font-name="Monaco1"/>
    </style:style>
    <style:style style:name="T21" style:family="text">
      <style:text-properties style:font-name="Monaco1" fo:font-size="14pt" officeooo:rsid="00328867" style:font-size-asian="14pt" style:font-size-complex="14pt"/>
    </style:style>
    <style:style style:name="T22" style:family="text">
      <style:text-properties style:font-name="Monaco1" fo:font-size="14pt" officeooo:rsid="00314efb" style:font-size-asian="14pt" style:font-size-complex="14pt"/>
    </style:style>
    <style:style style:name="T23" style:family="text">
      <style:text-properties style:font-name="Monaco1" fo:font-size="14pt" officeooo:rsid="00065d6a" style:font-size-asian="14pt" style:font-size-complex="14pt"/>
    </style:style>
    <style:style style:name="T24" style:family="text">
      <style:text-properties style:font-name="Monaco1" officeooo:rsid="00314efb"/>
    </style:style>
    <style:style style:name="T25" style:family="text">
      <style:text-properties fo:color="#ff4000" style:font-name="Monaco1" fo:font-size="14pt" officeooo:rsid="0038a652" style:font-size-asian="14pt" style:font-size-complex="14pt"/>
    </style:style>
    <style:style style:name="T26" style:family="text">
      <style:text-properties officeooo:rsid="00073da5"/>
    </style:style>
    <style:style style:name="T27" style:family="text">
      <style:text-properties officeooo:rsid="00065d6a"/>
    </style:style>
    <style:style style:name="T28" style:family="text">
      <style:text-properties officeooo:rsid="005a6b24"/>
    </style:style>
    <style:style style:name="T29" style:family="text">
      <style:text-properties officeooo:rsid="005f90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kshara:</text:p>
      <text:p text:style-name="P10"/>
      <text:list xml:id="list322428717" text:style-name="L1">
        <text:list-item>
          <text:p text:style-name="P22">View Specialization: </text:p>
          <text:list>
            <text:list-item>
              <text:p text:style-name="P26">select distinct specialization from doctor;</text:p>
            </text:list-item>
            <text:list-item>
              <text:p text:style-name="P18"><text:span text:style-name="T8">select name, consultation_fee, experience from doctor where specialization= </text:span><text:span text:style-name="T4">&lt;input&gt;</text:span><text:span text:style-name="T8">;</text:span><text:span text:style-name="T26"> </text:span></text:p>
            </text:list-item>
          </text:list>
          <text:p text:style-name="P23"/>
        </text:list-item>
        <text:list-item>
          <text:p text:style-name="P19"><text:span text:style-name="T21">Show total cost</text:span><text:span text:style-name="T22">:</text:span></text:p>
          <text:list>
            <text:list-item>
              <text:p text:style-name="P20"><text:span text:style-name="T14">select cost as </text:span><text:span text:style-name="T15">consultationfee</text:span><text:span text:style-name="T14"> from visit where visit_id = (select visit_id from visit where visit_id in (select max(visit_id) from visit));</text:span></text:p>
            </text:list-item>
            <text:list-item>
              <text:p text:style-name="P36">select sum(price) from test right join availabletest on test.availabletest_id = availabletest.availabletest_id where visit_id = <text:s/>(select max(visit_id) from visit) group by visit_id;</text:p>
            </text:list-item>
            <text:list-item>
              <text:p text:style-name="P21"><text:span text:style-name="T14">select </text:span><text:span text:style-name="T19">sum(</text:span><text:span text:style-name="T14">price*quantity</text:span><text:span text:style-name="T19">) as medicinefee</text:span><text:span text:style-name="T14"> from availablemedicine INNER JOIN medicine on availablemedicine.availablemed_id = medicine.availablemed_id where prescription_id in (select prescription_id from prescription where docvisit_id = (select docvisit_id from doctorvisit where visit_id in (select visit_id from visit where visit_id in (select max(visit_id) from visit))));</text:span></text:p>
            </text:list-item>
            <text:list-item>
              <text:p text:style-name="P20"><text:span text:style-name="T14">------</text:span><text:span text:style-name="T16">totalcost = <text:s/></text:span><text:span text:style-name="T15">consultationfee </text:span><text:span text:style-name="T16">+ <text:s/></text:span><text:span text:style-name="T14">testfee </text:span><text:span text:style-name="T16">+ medicinefe</text:span><text:span text:style-name="T17">e</text:span></text:p>
            </text:list-item>
          </text:list>
        </text:list-item>
      </text:list>
      <text:p text:style-name="P8"/>
      <text:list xml:id="list93721974950395" text:continue-numbering="true" text:style-name="L1">
        <text:list-item>
          <text:list>
            <text:list-item>
              <text:p text:style-name="P20"><text:span text:style-name="T2">update visit set cost = </text:span><text:span text:style-name="T3">&lt;</text:span><text:span text:style-name="T25">totalcost</text:span><text:span text:style-name="T3">&gt;</text:span><text:span text:style-name="T2"> where visit_id = ---(select visit_id from visit where visit_id in (select max(visit_id) from visit)---);</text:span></text:p>
            </text:list-item>
          </text:list>
        </text:list-item>
      </text:list>
      <text:p text:style-name="P14"/>
      <text:list xml:id="list93721292394989" text:continue-numbering="true" text:style-name="L1">
        <text:list-item>
          <text:list>
            <text:list-item>
              <text:p text:style-name="P20"><text:span text:style-name="T16">insert into billpayments values(0,(select visit_id from visit where visit_id in (select max(visit_id) from visit)),</text:span><text:span text:style-name="T18">&lt;input&gt;</text:span><text:span text:style-name="T16">,</text:span><text:span text:style-name="T18">&lt;</text:span><text:span text:style-name="T25">totalcost</text:span><text:span text:style-name="T18">&gt;</text:span><text:span text:style-name="T16">,(select timeslot from visit where visit_id in (select max(visit_id) from visit)));</text:span></text:p>
            </text:list-item>
          </text:list>
        </text:list-item>
      </text:list>
      <text:p text:style-name="P15"/>
      <text:list xml:id="list93721704921766" text:continue-numbering="true" text:style-name="L1">
        <text:list-item>
          <text:list>
            <text:list-item>
              <text:p text:style-name="P37"><text:soft-page-break/>insert into medicalrecords values(0,</text:p>
              <text:list>
                <text:list-item>
                  <text:p text:style-name="P37">(select visit.patient_id from visit inner join patient on visit.patient_id = patient.patient_id where visit_id in (select visit_id from visit where visit_id in (select max(visit_id) from visit))),</text:p>
                </text:list-item>
                <text:list-item>
                  <text:p text:style-name="P37">(select doctorvisit.doctor_id from doctorvisit INNER JOIN (visit INNER JOIN patient on visit.patient_id = patient.patient_id) on doctorvisit.visit_id = visit.visit_id where visit.visit_id in (select visit_id from visit where visit_id in (select max(visit_id) from visit))),</text:p>
                </text:list-item>
                <text:list-item>
                  <text:p text:style-name="P37">(select doctorvisit.reason from doctorvisit INNER JOIN (visit INNER JOIN patient on visit.patient_id = patient.patient_id) on doctorvisit.visit_id = visit.visit_id where visit.visit_id in (select visit_id from visit where visit_id in (select max(visit_id) from visit))),</text:p>
                </text:list-item>
                <text:list-item>
                  <text:p text:style-name="P37">(select billpayments.bill_date from billpayments INNER JOIN (visit INNER JOIN patient on visit.patient_id = patient.patient_id) on billpayments.visit_id = visit.visit_id where visit.visit_id in (select visit_id from visit where visit_id in (select max(visit_id) from visit))),</text:p>
                </text:list-item>
                <text:list-item>
                  <text:p text:style-name="P24"><text:span text:style-name="T1">(select medicine.name from medicine inner join(prescription inner join(doctorvisit INNER JOIN (visit INNER JOIN patient on visit.patient_id = patient.patient_id) on doctorvisit.visit_id = visit.visit_id)on prescription.docvisit_id = doctorvisit.docvisit_id) on medicine.prescription_id = prescription.prescription_id where visit.visit_id in (select visit_id from visit where visit_id in (select max(visit_id) from visit))));</text:span></text:p>
                  <text:p text:style-name="P37"><text:soft-page-break/></text:p>
                </text:list-item>
              </text:list>
            </text:list-item>
          </text:list>
        </text:list-item>
      </text:list>
      <text:p text:style-name="P9">Manonmaie:</text:p>
      <text:p text:style-name="P11"/>
      <text:list xml:id="list2728458413" text:style-name="L2">
        <text:list-item>
          <text:p text:style-name="P25">VIEW PATIENT RECORDS:</text:p>
          <text:list>
            <text:list-item>
              <text:p text:style-name="P38"><text:span text:style-name="T23">Patient:</text:span><text:span text:style-name="T27"> </text:span></text:p>
              <text:list>
                <text:list-item>
                  <text:p text:style-name="P38"><text:span text:style-name="T9">select record_date,name,disease,treatment from Doctor LEFT JOIN <text:s/>MedicalRecords on Doctor.doctor_id = MedicalRecords.doctor_id where patient_id = (select patient.patient_id from patient where patient.user_id = </text:span><text:span text:style-name="T5">&lt;</text:span><text:span text:style-name="T6">input</text:span><text:span text:style-name="T5">&gt;</text:span><text:span text:style-name="T9">);</text:span></text:p>
                </text:list-item>
              </text:list>
            </text:list-item>
            <text:list-item>
              <text:p text:style-name="P27">Doctor: </text:p>
              <text:list>
                <text:list-item>
                  <text:p text:style-name="P39"><text:span text:style-name="T8">select record_date,name,disease,treatment from Patient LEFT JOIN <text:s/>MedicalRecords on patient.patient_id = MedicalRecords.patient_id where doctor_id = (select doctor_id from doctor where user_id = </text:span><text:span text:style-name="T7">&lt;input&gt;</text:span><text:span text:style-name="T8">);</text:span></text:p>
                </text:list-item>
              </text:list>
            </text:list-item>
          </text:list>
        </text:list-item>
        <text:list-item>
          <text:p text:style-name="P28">Book appoinment: <text:span text:style-name="T28">Patient</text:span></text:p>
          <text:list>
            <text:list-item>
              <text:p text:style-name="P29">Inserting given info and default values in visit:</text:p>
            </text:list-item>
          </text:list>
        </text:list-item>
      </text:list>
      <text:p text:style-name="P13"><text:span text:style-name="T10"><text:tab/> <text:s/>Insert into visit values(0,NULL,(select patient_id <text:tab/> <text:s/>from patient where user_id = </text:span><text:span text:style-name="T11">&lt;input&gt;</text:span><text:span text:style-name="T10">), <text:tab/> <text:tab/> <text:tab/><text:tab/> <text:s/>NULL, </text:span><text:span text:style-name="T11">&lt;input&gt;</text:span><text:span text:style-name="T10">,</text:span><text:span text:style-name="T12">0</text:span><text:span text:style-name="T10">);</text:span></text:p>
      <text:p text:style-name="P3">Visit(visit_id,docvisit_id,patient_id,bill_id,timeslot,cost)</text:p>
      <text:p text:style-name="P3">DoctorVisit(docvisit_id,prescription_id,doctor_id,visit_id,reason)</text:p>
      <text:list xml:id="list3850601887" text:style-name="L3">
        <text:list-item>
          <text:p text:style-name="P30">Inserting given info and default values in doctor visit:</text:p>
          <text:list>
            <text:list-item>
              <text:p text:style-name="P40"><text:span text:style-name="T10">Insert into doctorvisit values(0,NULL,(select doctor_id from doctor where name = </text:span><text:span text:style-name="T13">&lt;input&gt;</text:span><text:span text:style-name="T10"> and specialization = </text:span><text:span text:style-name="T13">&lt;input&gt;</text:span><text:span text:style-name="T10">),(select visit_id from visit <text:s/>where visit_id in (select max(visit_id) from visit)),</text:span><text:span text:style-name="T13">&lt;input&gt;</text:span><text:span text:style-name="T10">);</text:span></text:p>
            </text:list-item>
          </text:list>
        </text:list-item>
      </text:list>
      <text:p text:style-name="P1"/>
      <text:list xml:id="list93721754527782" text:continue-numbering="true" text:style-name="L3">
        <text:list-item>
          <text:p text:style-name="P31">To update docvisit_id in visit:</text:p>
          <text:list>
            <text:list-item>
              <text:p text:style-name="P33">update visit</text:p>
            </text:list-item>
          </text:list>
        </text:list-item>
      </text:list>
      <text:p text:style-name="P2"><text:tab/><text:tab/>set docvisit_id = ( select docvisit_id from <text:tab/><text:tab/><text:tab/>doctorvisit where visit_id in (select * from <text:tab/><text:tab/><text:tab/>(select max(visit_id) from visit) as c))</text:p>
      <text:p text:style-name="P2"><text:soft-page-break/><text:tab/><text:tab/>where visit_id in (select * from (select <text:tab/><text:tab/><text:tab/><text:tab/>max(visit_id) from visit) as c);</text:p>
      <text:p text:style-name="P1"/>
      <text:list xml:id="list3231056376" text:style-name="L4">
        <text:list-item>
          <text:p text:style-name="P32">To update cost as consultation:</text:p>
          <text:list>
            <text:list-item>
              <text:p text:style-name="P34">update visit</text:p>
            </text:list-item>
          </text:list>
        </text:list-item>
      </text:list>
      <text:p text:style-name="P2"><text:tab/>set cost = (select consultation_fee from doctor where <text:tab/>doctor.doctor_id = (select doctorvisit.doctor_id from <text:tab/>doctorvisit where doctorvisit.docvisit_id = <text:tab/>visit.docvisit_id))</text:p>
      <text:p text:style-name="P2"><text:tab/>where visit_id in (select * from (select <text:tab/>max(visit_id) from visit) as c);</text:p>
      <text:p text:style-name="P2"/>
      <text:p text:style-name="P17"/>
      <text:p text:style-name="P5"/>
      <text:p text:style-name="P7">1)<text:span text:style-name="T26">select distinct specialization from doctor;</text:span></text:p>
      <text:p text:style-name="P35">select name, consultation_fee, experience from doctor where specialization= &lt;input&gt;; </text:p>
      <text:p text:style-name="P6"/>
      <text:p text:style-name="P5"><text:span text:style-name="T29">2</text:span>)<text:span text:style-name="T24">select cost as </text:span><text:span text:style-name="T20">Totalcost</text:span><text:span text:style-name="T24"> from visit where visit_id = (select visit_id from visit where visit_id in (select max(visit_id) from visit));</text:span></text:p>
      <text:p text:style-name="P4"/>
      <text:p text:style-name="P4"><text:span text:style-name="T29">3)</text:span>insert into billpayments values(0,(select visit_id from visit where visit_id in (select max(visit_id) from visit)),"cash", (select cost as consultationfee from visit where visit_id = (select visit_id from visit where visit_id in (select max(visit_id) from visit))), (select timeslot from visit where visit_id in (select max(visit_id) from visit)));</text:p>
      <text:p text:style-name="P41"/>
      <text:p text:style-name="P16">sql1 = "insert into medicalrecords values(0,(select visit.patient_id from visit inner join patient on visit.patient_id = patient.patient_id where visit_id in (select visit_id from visit where visit_id in (select max(visit_id) from visit))),(select doctorvisit.doctor_id from doctorvisit INNER JOIN (visit INNER JOIN patient on visit.patient_id = patient.patient_id) on doctorvisit.visit_id = visit.visit_id where <text:soft-page-break/>visit.visit_id in (select visit_id from visit where visit_id in (select max(visit_id) from visit))),(select doctorvisit.reason from doctorvisit INNER JOIN (visit INNER JOIN patient on visit.patient_id = patient.patient_id) on doctorvisit.visit_id = visit.visit_id where visit.visit_id in (select visit_id from visit where visit_id in (select max(visit_id) from visit))),(select billpayments.bill_date from billpayments INNER JOIN (visit INNER JOIN patient on visit.patient_id = patient.patient_id) on billpayments.visit_id = visit.visit_id where visit.visit_id in (select visit_id from visit where visit_id in (select max(visit_id) from visit))),?);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Monaco1" svg:font-family="Monaco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15:45.765194216</meta:creation-date>
    <dc:date>2018-11-30T09:37:20.591116873</dc:date>
    <meta:editing-duration>PT9H7M12S</meta:editing-duration>
    <meta:editing-cycles>68</meta:editing-cycles>
    <meta:generator>LibreOffice/6.1.2.1$MacOSX_X86_64 LibreOffice_project/65905a128db06ba48db947242809d14d3f9a93fe</meta:generator>
    <meta:document-statistic meta:table-count="0" meta:image-count="0" meta:object-count="0" meta:page-count="5" meta:paragraph-count="45" meta:word-count="743" meta:character-count="6079" meta:non-whitespace-character-count="5368"/>
  </office:meta>
</office:document-meta>
</file>